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1F5B2CFAEBF6A82E709.png" manifest:media-type="image/png"/>
  <manifest:file-entry manifest:full-path="Pictures/100002010000055600000300ABC1C2CF8258BAE8.png" manifest:media-type="image/png"/>
  <manifest:file-entry manifest:full-path="Pictures/100002010000055600000300D45E0B31BBC8BD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11.192cm" svg:height="13.256cm" draw:z-index="0"><draw:image xlink:href="Pictures/10000000000001A7000001F5B2CFAEBF6A82E7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Figura2" text:anchor-type="paragraph" svg:width="17cm" svg:height="9.557cm" draw:z-index="1"><draw:image xlink:href="Pictures/100002010000055600000300D45E0B31BBC8BD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3" text:anchor-type="paragraph" svg:width="17cm" svg:height="9.557cm" draw:z-index="2"><draw:image xlink:href="Pictures/100002010000055600000300ABC1C2CF8258BA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16:59:31.518922662</meta:creation-date>
    <dc:date>2022-10-17T12:26:59.005446252</dc:date>
    <meta:editing-duration>PT1M57S</meta:editing-duration>
    <meta:editing-cycles>2</meta:editing-cycles>
    <meta:generator>LibreOffice/6.1.5.2$Linux_X86_64 LibreOffice_project/1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